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Arial" fo:font-size="14pt" style:font-size-asian="14pt" style:font-size-complex="14pt"/>
    </style:style>
    <style:style style:name="T3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4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5" style:parent-style-name="Standard" style:family="paragraph">
      <style:paragraph-properties fo:background-color="#FFFFFF"/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6" style:parent-style-name="Standard" style:family="paragraph">
      <style:paragraph-properties fo:background-color="#FFFFFF"/>
    </style:style>
    <style:style style:name="T7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8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9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11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13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14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15" style:parent-style-name="Standard" style:family="paragraph">
      <style:paragraph-properties fo:background-color="#FFFFFF"/>
    </style:style>
    <style:style style:name="T16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17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19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21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23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T25" style:parent-style-name="Fuentedepárrafopredeter." style:family="text"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26" style:parent-style-name="Standard" style:family="paragraph">
      <style:paragraph-properties fo:background-color="#FFFFFF"/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27" style:parent-style-name="Standard" style:family="paragraph">
      <style:paragraph-properties fo:background-color="#FFFFFF"/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28" style:parent-style-name="Standard" style:family="paragraph">
      <style:paragraph-properties fo:background-color="#FFFFFF"/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29" style:parent-style-name="Standard" style:family="paragraph">
      <style:paragraph-properties fo:background-color="#FFFFFF"/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30" style:parent-style-name="Standard" style:family="paragraph">
      <style:paragraph-properties fo:background-color="#FFFFFF"/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31" style:parent-style-name="Standard" style:family="paragraph">
      <style:paragraph-properties fo:background-color="#FFFFFF"/>
      <style:text-properties style:font-name="Arial" style:font-name-asian="Consolas" style:font-name-complex="Consolas" fo:color="#000000" fo:font-size="14pt" style:font-size-asian="14pt" style:font-size-complex="14pt" fo:background-color="#E8F2FE"/>
    </style:style>
    <style:style style:name="P32" style:parent-style-name="Standard" style:family="paragraph">
      <style:paragraph-properties fo:background-color="#FFFFFF"/>
      <style:text-properties style:font-name="Arial" style:font-name-asian="Consolas" style:font-name-complex="Consolas" fo:color="#000000" fo:font-size="14pt" style:font-size-asian="14pt" style:font-size-complex="14pt" fo:background-color="#E8F2FE"/>
    </style:style>
  </office:automatic-styles>
  <office:body>
    <office:text text:use-soft-page-breaks="true">
      <text:p text:style-name="P1">EJERCICIOS HOJA01 JSP</text:p>
      <text:p text:style-name="Standard">a.CREAR <text:s/>UN PROYECTO <text:s text:c="2"/>LLAMADO t0curso</text:p>
      <text:p text:style-name="Standard">b.crear un archivo index.html, que contenga una lista para acceder a todos los ejercicios que se detallan a continuacion</text:p>
      <text:p text:style-name="Standard"/>
      <text:p text:style-name="Standard"><text:span text:style-name="T2">1.ej01.jsp:<text:s/></text:span><text:span text:style-name="T3">inclusión</text:span><text:span text:style-name="T4"><text:s/>de texto estatico, en la página por ej HOLA MUNDO</text:span></text:p>
      <text:p text:style-name="P5">2.ej02.jsp: inclusión de CLASES JAVA , en la página por ej uso de la clase java.util.Date(), para obtener la fecha actual</text:p>
      <text:p text:style-name="P6"><text:span text:style-name="T7">3.ej03.jsp :<text:s/></text:span><text:span text:style-name="T8">inclusion<text:s/></text:span><text:span text:style-name="T9">de</text:span><text:span text:style-name="T10"><text:s/></text:span><text:span text:style-name="T11">codigo</text:span><text:span text:style-name="T12"><text:s/>java</text:span><text:span text:style-name="T13">, por ejemplo obtencion de un <text:s/>numero aleatori</text:span><text:span text:style-name="T14">o y su posterior visualizacion</text:span></text:p>
      <text:p text:style-name="P15"><text:span text:style-name="T16">4.ej04.jsp:inclusion<text:s/></text:span><text:span text:style-name="T17">de</text:span><text:span text:style-name="T18"><text:s/></text:span><text:span text:style-name="T19">codigo</text:span><text:span text:style-name="T20"><text:s/>java<text:s/></text:span><text:span text:style-name="T21">más</text:span><text:span text:style-name="T22"><text:s/></text:span><text:span text:style-name="T23">elaborado</text:span><text:span text:style-name="T24">, por ejemplo, obtener 2 numeros enteros aleatorios e imprimir<text:s/></text:span><text:span text:style-name="T25">los números intermedios comprendidos entre ambos de menor a mayor (lista) li ul.</text:span></text:p>
      <text:p text:style-name="P26">5.ej05.jsp: inclusion de una clase java<text:s/>propia. Para ello crea en Java Resources/src, un paquete llamado datos, y crea la clase persona con dni y nombre y los metodos setter y getter. En la página debes crear un objeto de tipo persona, visualizar sus propiedades y despues cambiar el nombre y volver a visualizar las propiedades</text:p>
      <text:p text:style-name="P27">6.ej05.jsp: inclusion de 2 clases java propias relacionadas. Para ello crea en datos la clase dto con <text:s/>nombre y jefe (es el dni de una persona) y los metodos setter y getter</text:p>
      <text:p text:style-name="P28">crear un dto y una persona y luego muestra el nombre del dto y el nombre de la persona que lo dirige o desconocido, según el caso</text:p>
      <text:p text:style-name="P29"/>
      <text:p text:style-name="P30"/>
      <text:p text:style-name="P31"/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9-11T20:12:00Z</meta:creation-date>
    <dc:date>2019-09-24T07:45:00Z</dc:date>
    <meta:template xlink:href="Normal" xlink:type="simple"/>
    <meta:editing-cycles>9</meta:editing-cycles>
    <meta:editing-duration>PT4080S</meta:editing-duration>
    <meta:document-statistic meta:page-count="1" meta:paragraph-count="2" meta:word-count="203" meta:character-count="1319" meta:row-count="9" meta:non-whitespace-character-count="1118"/>
  </office:meta>
</office:document-meta>
</file>